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iraMinProN" svg:font-family="HiraMinProN"/>
    <style:font-face style:name="HiraMinProN-W3" svg:font-family="HiraMinProN-W3"/>
    <style:font-face style:name="ＭＳ 明朝" svg:font-family="'ＭＳ 明朝'"/>
    <style:font-face style:name="Lucida Sans1" svg:font-family="'Lucida Sans'" style:font-family-generic="swiss"/>
    <style:font-face style:name="Hiragino Mincho Pro W3" svg:font-family="'Hiragino Mincho Pro W3'" style:font-pitch="variable"/>
    <style:font-face style:name="Hiragino Mincho ProN W3" svg:font-family="'Hiragino Mincho ProN W3'" style:font-pitch="variable"/>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Mincho" svg:font-family="'MS PMincho'" style:font-family-generic="system" style:font-pitch="variable"/>
    <style:font-face style:name="ＭＳ Ｐゴシック" svg:font-family="'ＭＳ Ｐゴシック'" style:font-family-generic="system" style:font-pitch="variable"/>
  </office:font-face-decls>
  <office:automatic-styles>
    <style:style style:name="P1" style:family="paragraph" style:parent-style-name="Text_20_body">
      <style:paragraph-properties fo:text-align="center" style:justify-single-word="false"/>
      <style:text-properties style:font-name-asian="ＭＳ 明朝" style:font-size-asian="16pt" style:font-weight-asian="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text-properties fo:font-size="13pt" style:font-name-asian="ＭＳ 明朝" style:font-size-asian="13pt" style:font-size-complex="13pt"/>
    </style:style>
    <style:style style:name="P4" style:family="paragraph" style:parent-style-name="Text_20_body">
      <style:text-properties fo:background-color="#ffffff" style:font-name-asian="HiraMinProN" style:font-size-asian="18pt"/>
    </style:style>
    <style:style style:name="P5" style:family="paragraph" style:parent-style-name="Text_20_body">
      <style:text-properties fo:font-size="10.5pt" fo:background-color="#ffffff" style:font-name-asian="MS PMincho1" style:font-size-asian="10.5pt" style:font-size-complex="10.5pt"/>
    </style:style>
    <style:style style:name="P6" style:family="paragraph" style:parent-style-name="Text_20_body">
      <style:paragraph-properties fo:margin-top="0cm" fo:margin-bottom="0.423cm" fo:text-align="start" style:justify-single-word="false"/>
    </style:style>
    <style:style style:name="P7" style:family="paragraph" style:parent-style-name="Text_20_body">
      <style:paragraph-properties fo:margin-top="0cm" fo:margin-bottom="0.423cm" fo:text-align="start" style:justify-single-word="false"/>
      <style:text-properties fo:font-size="13pt" style:font-name-asian="ＭＳ 明朝" style:font-size-asian="13pt" style:font-size-complex="13pt"/>
    </style:style>
    <style:style style:name="P8" style:family="paragraph" style:parent-style-name="Text_20_body">
      <style:paragraph-properties fo:margin-top="0cm" fo:margin-bottom="0.423cm" fo:text-align="start" style:justify-single-word="false"/>
      <style:text-properties style:font-name-asian="ＭＳ 明朝"/>
    </style:style>
    <style:style style:name="P9" style:family="paragraph" style:parent-style-name="Standard">
      <style:text-properties style:font-name-asian="MS PMincho1"/>
    </style:style>
    <style:style style:name="P10" style:family="paragraph" style:parent-style-name="Text_20_body">
      <style:paragraph-properties fo:margin-top="0cm" fo:margin-bottom="0.423cm" fo:text-align="start" style:justify-single-word="false"/>
      <style:text-properties style:use-window-font-color="true" style:font-name="Hiragino Mincho ProN W3" fo:font-size="10.5pt" fo:language="zxx" fo:country="none" style:font-name-asian="Hiragino Mincho ProN W3" style:font-size-asian="10.5pt" style:font-name-complex="HiraMinProN-W3" style:font-size-complex="10.5pt"/>
    </style:style>
    <style:style style:name="P11" style:family="paragraph" style:parent-style-name="Text_20_body">
      <style:paragraph-properties fo:margin-top="0cm" fo:margin-bottom="0.423cm" fo:text-align="start" style:justify-single-word="false"/>
      <style:text-properties style:use-window-font-color="true" style:font-name="Hiragino Mincho ProN W3" fo:font-size="10.5pt" style:font-name-asian="Hiragino Mincho ProN W3" style:font-size-asian="10.5pt" style:font-name-complex="HiraMinProN-W3" style:font-size-complex="10.5pt"/>
    </style:style>
    <style:style style:name="P12" style:family="paragraph" style:parent-style-name="Text_20_body">
      <style:paragraph-properties fo:margin-top="0cm" fo:margin-bottom="0.423cm" fo:text-align="start" style:justify-single-word="false"/>
      <style:text-properties fo:font-size="10.5pt" style:font-name-asian="Hiragino Mincho Pro W3" style:font-size-asian="10.5pt" style:font-size-complex="10.5pt"/>
    </style:style>
    <style:style style:name="T1" style:family="text">
      <style:text-properties style:font-name-asian="ＭＳ 明朝"/>
    </style:style>
    <style:style style:name="T2" style:family="text">
      <style:text-properties style:font-name="ＭＳ 明朝" fo:language="zxx" fo:country="none"/>
    </style:style>
    <style:style style:name="T3" style:family="text">
      <style:text-properties style:font-name="ＭＳ 明朝" fo:language="zxx" fo:country="none" style:font-name-asian="ＭＳ 明朝"/>
    </style:style>
    <style:style style:name="T4" style:family="text">
      <style:text-properties style:font-name-asian="MS PMincho1"/>
    </style:style>
    <style:style style:name="T5" style:family="text">
      <style:text-properties style:font-name="Hiragino Mincho Pro W3" style:font-name-asian="Hiragino Mincho Pro W3"/>
    </style:style>
    <style:style style:name="T6" style:family="text">
      <style:text-properties style:font-name="Hiragino Mincho Pro W3" fo:font-size="10.5pt" style:font-name-asian="Hiragino Mincho Pro W3" style:font-size-asian="10.5pt" style:font-size-complex="10.5pt"/>
    </style:style>
    <style:style style:name="T7" style:family="text">
      <style:text-properties fo:font-size="13pt" style:font-name-asian="ＭＳ 明朝" style:font-size-asian="13pt" style:font-size-complex="13pt"/>
    </style:style>
    <style:style style:name="T8" style:family="text">
      <style:text-properties style:use-window-font-color="true" style:font-name="Hiragino Mincho Pro W3" fo:font-size="13pt" fo:language="zxx" fo:country="none" style:font-name-asian="ＭＳ 明朝" style:font-size-asian="13pt" style:font-name-complex="HiraMinProN-W3" style:font-size-complex="13pt"/>
    </style:style>
    <style:style style:name="T9" style:family="text">
      <style:text-properties style:use-window-font-color="true" style:font-name="Hiragino Mincho Pro W3" fo:language="zxx" fo:country="none" style:font-name-complex="HiraMinProN-W3"/>
    </style:style>
    <style:style style:name="T10" style:family="text">
      <style:text-properties style:font-name="Hiragino Mincho ProN W3" style:font-name-asian="Hiragino Mincho ProN W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text:p>
      <text:p text:style-name="P1">開発計画書</text:p>
      <text:p text:style-name="P2"/>
      <text:p text:style-name="P3">システム開発スケジュール</text:p>
      <text:p text:style-name="P6"><text:span text:style-name="T1">システムソースプログラムの納期を</text:span><text:span text:style-name="T2">7</text:span><text:span text:style-name="T1">月</text:span><text:span text:style-name="T3">22</text:span><text:span text:style-name="T1">日とし、厳守する。詳細な開発スケジュールは添付の線表に示す。</text:span></text:p>
      <text:p text:style-name="P7">開発モデル</text:p>
      <text:p text:style-name="P8">ウォーターフォールモデル</text:p>
      <text:p text:style-name="P7">システム開発環境</text:p>
      <text:p text:style-name="P6"><text:span text:style-name="T2">OS</text:span><text:span text:style-name="T1">として</text:span><text:span text:style-name="T2">Mac OS X</text:span><text:span text:style-name="T1">を利用。開発言語は</text:span><text:span text:style-name="T2">Java</text:span><text:span text:style-name="T1">。</text:span></text:p>
      <text:p text:style-name="P6"><text:span text:style-name="T1">ドキュメントの作成はその時々に手書き、</text:span><text:span text:style-name="T2">OpenOffice</text:span><text:span text:style-name="T1">でわける。</text:span></text:p>
      <text:p text:style-name="P7">生産物のおおよその規<text:span text:style-name="T10">模</text:span></text:p>
      <text:p text:style-name="P10">JavaおよびSmalltalk言語のソースおよそ???行</text:p>
      <text:p text:style-name="P12"><text:span text:style-name="T8">開発体制</text:span></text:p>
      <text:p text:style-name="P8"><text:tab/>リーダー</text:p>
      <text:p text:style-name="P8"><text:tab/>チーフプログラマ</text:p>
      <text:p text:style-name="P8"><text:tab/>版管理・書類・スケジュール管理</text:p>
      <text:p text:style-name="P8">　<text:tab/>版管理・書類</text:p>
      <text:p text:style-name="P8"><text:tab/>品質管理<text:tab/> <text:tab/></text:p>
      <text:p text:style-name="P7">システム開発上の留意点</text:p>
      <text:p text:style-name="P11">JavaおよびSmalltalkの標準ライブラリのみを使用し、他の機能拡張ライブラリやツールに組み込まれている機能などを援用してはならない。Macintoshシリーズをターゲットにしているが、実装に用いるJavaもしくはSmalltalkはプラットフォーム非依存性を仮想マシンによって実現しているプログラミング言語である。したがって、開発したアプリケーションはLinuxやWindowsなどでも動作することが望ましい。</text:p>
      <text:p text:style-name="P7">プロジェクトを進める上での課題やリスクとその対策</text:p>
      <text:p text:style-name="P5">開発が短期間であるため、できるだけ後戻りしないように配慮する。 </text:p>
      <text:p text:style-name="P5">意見や理解の違いが生じないように頻繁に話し合いを持つ。 </text:p>
      <text:p text:style-name="P5">一部のメンバーに作業が集中しないようにし、効率的に作業を進めるために、柔軟に役割を分担しあう。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iraMinProN" svg:font-family="HiraMinProN"/>
    <style:font-face style:name="HiraMinProN-W3" svg:font-family="HiraMinProN-W3"/>
    <style:font-face style:name="ＭＳ 明朝" svg:font-family="'ＭＳ 明朝'"/>
    <style:font-face style:name="Lucida Sans1" svg:font-family="'Lucida Sans'" style:font-family-generic="swiss"/>
    <style:font-face style:name="Hiragino Mincho Pro W3" svg:font-family="'Hiragino Mincho Pro W3'" style:font-pitch="variable"/>
    <style:font-face style:name="Hiragino Mincho ProN W3" svg:font-family="'Hiragino Mincho ProN W3'" style:font-pitch="variable"/>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Mincho" svg:font-family="'MS PMincho'"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山田 用事</meta:initial-creator>
    <meta:creation-date>2014-05-30T16:26:28</meta:creation-date>
    <dc:date>2014-06-27T10:48:53</dc:date>
    <dc:creator>山田 用事</dc:creator>
    <meta:editing-duration>PT21M10S</meta:editing-duration>
    <meta:editing-cycles>4</meta:editing-cycles>
    <meta:generator>OpenOffice/4.0.1$Unix OpenOffice.org_project/401m5$Build-9714</meta:generator>
    <meta:document-statistic meta:table-count="0" meta:image-count="0" meta:object-count="0" meta:page-count="1" meta:paragraph-count="23" meta:word-count="519" meta:character-count="604"/>
  </office:meta>
</office:document-meta>
</file>